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paragraph-rsid="000b2d24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officeooo:paragraph-rsid="0010b3d6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23c74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Preformatted_20_Text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size-asian="14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4pt" officeooo:rsid="0011511e" officeooo:paragraph-rsid="00123c74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4pt" officeooo:rsid="00123c74" officeooo:paragraph-rsid="00123c74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3ba8f9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4pt" officeooo:rsid="003ba8f9" officeooo:paragraph-rsid="004029d3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0b3d6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1ce0b5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paragraph-rsid="002bee37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261d1d" officeooo:paragraph-rsid="00261d1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bold" officeooo:rsid="00261d1d" officeooo:paragraph-rsid="00261d1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style:text-properties style:font-name="Times New Roman" fo:font-size="14pt" style:font-name-asian="NSimSun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font-size="14pt" style:font-name-asian="NSimSun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officeooo:rsid="000b2d24" officeooo:paragraph-rsid="000b2d24" style:font-name-asian="NSimSun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23c74" officeooo:paragraph-rsid="00123c74" style:font-size-asian="14pt" style:font-size-complex="14pt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261d1d" officeooo:paragraph-rsid="00261d1d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25490" officeooo:paragraph-rsid="00225490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fo:font-weight="bold" officeooo:rsid="00261d1d" officeooo:paragraph-rsid="002830fb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officeooo:rsid="00123c74" officeooo:paragraph-rsid="00123c74" style:font-size-asian="14pt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normal" officeooo:rsid="002549d5" officeooo:paragraph-rsid="002549d5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language="en" fo:country="US" fo:font-weight="bold" officeooo:rsid="002549d5" officeooo:paragraph-rsid="002549d5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25490" officeooo:paragraph-rsid="002549d5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4pt" fo:font-weight="normal" officeooo:rsid="002bee37" officeooo:paragraph-rsid="002cfa77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4" style:family="paragraph" style:parent-style-name="Preformatted_20_Text">
      <style:paragraph-properties fo:text-align="end" style:justify-single-word="false"/>
    </style:style>
    <style:style style:name="P35" style:family="paragraph" style:parent-style-name="Preformatted_20_Text">
      <style:paragraph-properties fo:text-align="start" style:justify-single-word="false"/>
    </style:style>
    <style:style style:name="P36" style:family="paragraph" style:parent-style-name="Preformatted_20_Text">
      <style:paragraph-properties fo:text-align="start" style:justify-single-word="false"/>
      <style:text-properties officeooo:paragraph-rsid="000b2d24"/>
    </style:style>
    <style:style style:name="P37" style:family="paragraph" style:parent-style-name="Preformatted_20_Text">
      <style:paragraph-properties fo:text-align="start" style:justify-single-word="false"/>
      <style:text-properties officeooo:paragraph-rsid="000ed269"/>
    </style:style>
    <style:style style:name="P38" style:family="paragraph" style:parent-style-name="Preformatted_20_Text">
      <style:paragraph-properties fo:text-align="start" style:justify-single-word="false"/>
      <style:text-properties officeooo:paragraph-rsid="002cfa77"/>
    </style:style>
    <style:style style:name="P39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830fb" style:font-name-asian="NSimSun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549d5" style:font-name-asian="NSimSun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25490" style:font-name-asian="NSimSun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1ce0b5" style:font-name-asian="NSimSun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09aad" style:font-name-asian="NSimSun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22a2e2" style:font-name-asian="NSimSun" style:font-size-asian="14pt" style:font-weight-asian="normal" style:font-name-complex="Liberation Mono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830fb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normal" officeooo:rsid="0029fd88" officeooo:paragraph-rsid="002bee37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ru" fo:country="RU" officeooo:rsid="00146966" officeooo:paragraph-rsid="00146966" style:font-name-asian="NSimSun" style:font-size-asian="14pt" style:font-name-complex="Liberation Mono" style:font-size-complex="14pt"/>
    </style:style>
    <style:style style:name="P5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style:font-name-asian="NSimSun" style:font-size-asian="14pt" style:font-name-complex="Liberation Mono" style:font-size-complex="14pt"/>
    </style:style>
    <style:style style:name="P5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officeooo:rsid="003ba8f9" officeooo:paragraph-rsid="004029d3" style:font-name-asian="NSimSun" style:font-size-asian="14pt" style:font-name-complex="Liberation Mono" style:font-size-complex="14pt"/>
    </style:style>
    <style:style style:name="P5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font-style="italic" fo:font-weight="normal" fo:background-color="transparent" style:font-size-asian="14pt" style:font-style-asian="italic" style:font-weight-asian="normal" style:font-size-complex="14pt" style:font-style-complex="italic"/>
    </style:style>
    <style:style style:name="P54" style:family="paragraph" style:parent-style-name="Preformatted_20_Text" style:list-style-name="L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5" style:family="paragraph" style:parent-style-name="Preformatted_20_Text" style:list-style-name="L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6" style:family="paragraph" style:parent-style-name="Preformatted_20_Text" style:list-style-name="L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7" style:family="paragraph" style:parent-style-name="Preformatted_20_Text" style:list-style-name="L6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 style:list-style-name="L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 style:list-style-name="L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 style:list-style-name="L9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 style:list-style-name="L10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4029d3" style:font-name-asian="NSimSun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 style:list-style-name="L12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63" style:family="paragraph" style:parent-style-name="Preformatted_20_Text" style:list-style-name="L1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4fe81" style:font-name-asian="NSimSun" style:font-size-asian="14pt" style:font-weight-asian="normal" style:font-name-complex="Liberation Mono" style:font-size-complex="14pt" style:font-weight-complex="normal"/>
    </style:style>
    <style:style style:name="P64" style:family="paragraph" style:parent-style-name="Preformatted_20_Text" style:list-style-name="L5">
      <style:paragraph-properties fo:text-align="start" style:justify-single-word="false"/>
      <style:text-properties fo:color="#000000" loext:opacity="100%" style:font-name="Times New Roman" fo:font-size="14pt" officeooo:paragraph-rsid="0044e212" style:font-name-asian="NSimSun" style:font-size-asian="14pt" style:font-name-complex="Liberation Mono" style:font-size-complex="14pt"/>
    </style:style>
    <style:style style:name="P65" style:family="paragraph" style:parent-style-name="Preformatted_20_Text" style:list-style-name="L5">
      <style:paragraph-properties fo:text-align="start" style:justify-single-word="false"/>
      <style:text-properties officeooo:paragraph-rsid="00146966"/>
    </style:style>
    <style:style style:name="P66" style:family="paragraph" style:parent-style-name="Preformatted_20_Text" style:list-style-name="L5">
      <style:paragraph-properties fo:text-align="start" style:justify-single-word="false"/>
      <style:text-properties officeooo:paragraph-rsid="00168dd5"/>
    </style:style>
    <style:style style:name="P67" style:family="paragraph" style:parent-style-name="Preformatted_20_Text" style:list-style-name="L5">
      <style:paragraph-properties fo:text-align="start" style:justify-single-word="false"/>
      <style:text-properties fo:language="en" fo:country="US" officeooo:rsid="0014f618" officeooo:paragraph-rsid="0044e212"/>
    </style:style>
    <style:style style:name="P68" style:family="paragraph" style:parent-style-name="Preformatted_20_Text" style:list-style-name="L12">
      <style:paragraph-properties fo:text-align="start" style:justify-single-word="false"/>
      <style:text-properties style:font-name="Times New Roman" fo:font-size="14pt" fo:language="en" fo:country="US" officeooo:rsid="00209aad" officeooo:paragraph-rsid="00209aad" style:font-size-asian="14pt" style:font-size-complex="14pt"/>
    </style:style>
    <style:style style:name="P69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25490" style:font-size-asian="14pt" style:font-weight-asian="normal" style:font-size-complex="14pt" style:font-weight-complex="normal"/>
    </style:style>
    <style:style style:name="P70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5490" officeooo:paragraph-rsid="002549d5" style:font-size-asian="14pt" style:font-weight-asian="normal" style:font-size-complex="14pt" style:font-weight-complex="normal"/>
    </style:style>
    <style:style style:name="P71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2a2e2" style:font-size-asian="14pt" style:font-weight-asian="normal" style:font-size-complex="14pt" style:font-weight-complex="normal"/>
    </style:style>
    <style:style style:name="P72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en" fo:country="US" fo:font-weight="normal" officeooo:rsid="0022a2e2" officeooo:paragraph-rsid="002549d5" style:font-size-asian="14pt" style:font-weight-asian="normal" style:font-size-complex="14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officeooo:rsid="003ba8f9" officeooo:paragraph-rsid="00404f8c" style:font-name-asian="NSimSun" style:font-size-asian="14pt" style:font-name-complex="Liberation Mono" style:font-size-complex="14pt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officeooo:rsid="003ba8f9" officeooo:paragraph-rsid="0044e212" style:font-name-asian="NSimSun" style:font-size-asian="14pt" style:font-name-complex="Liberation Mono" style:font-size-complex="14pt"/>
    </style:style>
    <style:style style:name="P75" style:family="paragraph" style:parent-style-name="Standard" style:list-style-name="L5">
      <style:paragraph-properties fo:text-align="start" style:justify-single-word="false"/>
      <style:text-properties fo:color="#000000" loext:opacity="100%" style:font-name="Times New Roman" fo:font-size="14pt" officeooo:rsid="0014f618" officeooo:paragraph-rsid="0046d4be" style:font-name-asian="NSimSun" style:font-size-asian="14pt" style:font-name-complex="Liberation Mono" style:font-size-complex="14pt"/>
    </style:style>
    <style:style style:name="P76" style:family="paragraph" style:parent-style-name="Standard" style:list-style-name="L5">
      <style:paragraph-properties fo:text-align="start" style:justify-single-word="false"/>
      <style:text-properties fo:color="#000000" loext:opacity="100%" style:font-name="Times New Roman" fo:font-size="14pt" officeooo:rsid="0014f618" officeooo:paragraph-rsid="0044e212" style:font-name-asian="NSimSun" style:font-size-asian="14pt" style:font-name-complex="Liberation Mono" style:font-size-complex="14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14f618" officeooo:paragraph-rsid="00168dd5" style:font-name-asian="NSimSun" style:font-size-asian="14pt" style:font-name-complex="Liberation Mono" style:font-size-complex="14pt"/>
    </style:style>
    <style:style style:name="P78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ba8f9" style:font-name-asian="NSimSun" style:font-size-asian="14pt" style:font-weight-asian="normal" style:font-name-complex="Liberation Mono" style:font-size-complex="14pt" style:font-weight-complex="normal"/>
    </style:style>
    <style:style style:name="P79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c159d" style:font-name-asian="NSimSun" style:font-size-asian="14pt" style:font-weight-asian="normal" style:font-name-complex="Liberation Mono" style:font-size-complex="14pt" style:font-weight-complex="normal"/>
    </style:style>
    <style:style style:name="P80" style:family="paragraph" style:parent-style-name="Standard" style:list-style-name="L13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7c0e6" style:font-name-asian="NSimSun" style:font-size-asian="14pt" style:font-weight-asian="normal" style:font-name-complex="Liberation Mono" style:font-size-complex="14pt" style:font-weight-complex="normal"/>
    </style:style>
    <style:style style:name="P81" style:family="paragraph" style:parent-style-name="Standard" style:list-style-name="L15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2bee37" style:font-name-asian="NSimSun" style:font-size-asian="14pt" style:font-weight-asian="normal" style:font-name-complex="Liberation Mono" style:font-size-complex="14pt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031b" style:font-name-asian="NSimSun" style:font-size-asian="14pt" style:font-weight-asian="normal" style:font-name-complex="Liberation Mono" style:font-size-complex="14pt" style:font-weight-complex="normal"/>
    </style:style>
    <style:style style:name="P83" style:family="paragraph" style:parent-style-name="Standard" style:list-style-name="L18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9fd88" officeooo:paragraph-rsid="0035d0a3" style:font-name-asian="NSimSun" style:font-size-asian="14pt" style:font-weight-asian="normal" style:font-name-complex="Liberation Mono" style:font-size-complex="14pt" style:font-weight-complex="normal"/>
    </style:style>
    <style:style style:name="P84" style:family="paragraph" style:parent-style-name="Standard" style:list-style-name="L14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247aae" officeooo:paragraph-rsid="0032e666" style:font-name-asian="NSimSun" style:font-size-asian="14pt" style:font-weight-asian="normal" style:font-name-complex="Liberation Mono" style:font-size-complex="14pt" style:font-weight-complex="normal"/>
    </style:style>
    <style:style style:name="P85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</style:style>
    <style:style style:name="P86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  <style:text-properties officeooo:paragraph-rsid="002f33b5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0fe2"/>
    </style:style>
    <style:style style:name="T4" style:family="text">
      <style:text-properties fo:language="en" fo:country="US" officeooo:rsid="00123c74"/>
    </style:style>
    <style:style style:name="T5" style:family="text">
      <style:text-properties fo:language="en" fo:country="US" officeooo:rsid="00192be3"/>
    </style:style>
    <style:style style:name="T6" style:family="text">
      <style:text-properties fo:language="en" fo:country="US" fo:font-style="normal" officeooo:rsid="002bee37" style:font-style-asian="normal"/>
    </style:style>
    <style:style style:name="T7" style:family="text">
      <style:text-properties fo:language="en" fo:country="US" fo:font-style="normal" officeooo:rsid="002f33b5" style:font-style-asian="normal"/>
    </style:style>
    <style:style style:name="T8" style:family="text">
      <style:text-properties fo:language="en" fo:country="US" fo:font-style="normal" officeooo:rsid="0031c963" style:font-style-asian="normal"/>
    </style:style>
    <style:style style:name="T9" style:family="text">
      <style:text-properties fo:language="en" fo:country="US" fo:font-style="normal" officeooo:rsid="00345b1b" style:font-style-asian="normal"/>
    </style:style>
    <style:style style:name="T10" style:family="text">
      <style:text-properties fo:language="en" fo:country="US" fo:font-style="normal" officeooo:rsid="00225490" style:font-style-asian="normal"/>
    </style:style>
    <style:style style:name="T11" style:family="text">
      <style:text-properties fo:language="en" fo:country="US" fo:font-style="normal" officeooo:rsid="0037c0e6" style:font-style-asian="normal"/>
    </style:style>
    <style:style style:name="T12" style:family="text">
      <style:text-properties fo:language="en" fo:country="US" fo:font-style="normal" officeooo:rsid="003ba8f9" style:font-style-asian="normal"/>
    </style:style>
    <style:style style:name="T13" style:family="text">
      <style:text-properties fo:language="en" fo:country="US" fo:font-style="normal" fo:font-weight="normal" style:font-style-asian="normal" style:font-weight-asian="normal"/>
    </style:style>
    <style:style style:name="T14" style:family="text">
      <style:text-properties fo:language="en" fo:country="US" fo:font-style="normal" fo:font-weight="normal" officeooo:rsid="0044e212" style:font-style-asian="normal" style:font-weight-asian="normal"/>
    </style:style>
    <style:style style:name="T15" style:family="text">
      <style:text-properties fo:language="en" fo:country="US" fo:font-style="normal" fo:font-weight="normal" officeooo:rsid="00168dd5" style:font-style-asian="normal" style:font-weight-asian="normal"/>
    </style:style>
    <style:style style:name="T16" style:family="text">
      <style:text-properties fo:language="en" fo:country="US" officeooo:rsid="0038d226"/>
    </style:style>
    <style:style style:name="T17" style:family="text">
      <style:text-properties fo:language="en" fo:country="US" officeooo:rsid="00168dd5"/>
    </style:style>
    <style:style style:name="T18" style:family="text">
      <style:text-properties fo:language="en" fo:country="US" officeooo:rsid="004aaeec"/>
    </style:style>
    <style:style style:name="T19" style:family="text">
      <style:text-properties officeooo:rsid="000a0a6f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b2d24" style:font-size-asian="14pt" style:font-size-complex="14pt"/>
    </style:style>
    <style:style style:name="T22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23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24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25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26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27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28" style:family="text">
      <style:text-properties style:font-name="Times New Roman" fo:font-size="14pt" fo:language="ru" fo:country="RU" officeooo:rsid="00146966" style:font-size-asian="14pt" style:font-size-complex="14pt"/>
    </style:style>
    <style:style style:name="T29" style:family="text">
      <style:text-properties style:font-name="Times New Roman" fo:font-size="14pt" fo:language="ru" fo:country="RU" officeooo:rsid="0014f618" style:font-size-asian="14pt" style:font-size-complex="14pt"/>
    </style:style>
    <style:style style:name="T30" style:family="text">
      <style:text-properties style:font-name="Times New Roman" fo:font-size="14pt" fo:language="ru" fo:country="RU" style:font-name-asian="NSimSun" style:font-size-asian="14pt" style:font-name-complex="Liberation Mono" style:font-size-complex="14pt"/>
    </style:style>
    <style:style style:name="T31" style:family="text">
      <style:text-properties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32" style:family="text">
      <style:text-properties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33" style:family="text">
      <style:text-properties style:font-name="Times New Roman" fo:font-size="14pt" fo:language="ru" fo:country="RU" officeooo:rsid="00168dd5" style:font-name-asian="NSimSun" style:font-size-asian="14pt" style:font-name-complex="Liberation Mono" style:font-size-complex="14pt"/>
    </style:style>
    <style:style style:name="T34" style:family="text">
      <style:text-properties style:font-name="Times New Roman" fo:font-size="14pt" fo:language="en" fo:country="US" officeooo:rsid="00146966" style:font-size-asian="14pt" style:font-size-complex="14pt"/>
    </style:style>
    <style:style style:name="T35" style:family="text">
      <style:text-properties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36" style:family="text">
      <style:text-properties style:font-name="Times New Roman" fo:font-size="14pt" fo:language="en" fo:country="US" officeooo:rsid="00168dd5" style:font-name-asian="NSimSun" style:font-size-asian="14pt" style:font-name-complex="Liberation Mono" style:font-size-complex="14pt"/>
    </style:style>
    <style:style style:name="T37" style:family="text">
      <style:text-properties style:font-name="Times New Roman" fo:font-size="14pt" fo:language="en" fo:country="US" officeooo:rsid="00172ebc" style:font-name-asian="NSimSun" style:font-size-asian="14pt" style:font-name-complex="Liberation Mono" style:font-size-complex="14pt"/>
    </style:style>
    <style:style style:name="T38" style:family="text">
      <style:text-properties style:font-name="Times New Roman" fo:font-size="14pt" fo:language="en" fo:country="US" officeooo:rsid="00174971" style:font-name-asian="NSimSun" style:font-size-asian="14pt" style:font-name-complex="Liberation Mono" style:font-size-complex="14pt"/>
    </style:style>
    <style:style style:name="T39" style:family="text">
      <style:text-properties officeooo:rsid="000b2d24"/>
    </style:style>
    <style:style style:name="T40" style:family="text">
      <style:text-properties officeooo:rsid="000cda89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23c74"/>
    </style:style>
    <style:style style:name="T43" style:family="text">
      <style:text-properties fo:language="ru" fo:country="RU" officeooo:rsid="0011511e"/>
    </style:style>
    <style:style style:name="T44" style:family="text">
      <style:text-properties fo:language="ru" fo:country="RU" officeooo:rsid="00146966"/>
    </style:style>
    <style:style style:name="T45" style:family="text">
      <style:text-properties fo:language="ru" fo:country="RU" officeooo:rsid="0014f618"/>
    </style:style>
    <style:style style:name="T46" style:family="text">
      <style:text-properties fo:language="ru" fo:country="RU" style:font-name-asian="NSimSun" style:font-name-complex="Liberation Mono"/>
    </style:style>
    <style:style style:name="T47" style:family="text">
      <style:text-properties fo:language="ru" fo:country="RU" officeooo:rsid="00146966" style:font-name-asian="NSimSun" style:font-name-complex="Liberation Mono"/>
    </style:style>
    <style:style style:name="T48" style:family="text">
      <style:text-properties fo:language="ru" fo:country="RU" officeooo:rsid="0014f618" style:font-name-asian="NSimSun" style:font-name-complex="Liberation Mono"/>
    </style:style>
    <style:style style:name="T49" style:family="text">
      <style:text-properties fo:language="ru" fo:country="RU" officeooo:rsid="0022a2e2"/>
    </style:style>
    <style:style style:name="T50" style:family="text">
      <style:text-properties fo:language="ru" fo:country="RU" officeooo:rsid="00247aae"/>
    </style:style>
    <style:style style:name="T51" style:family="text">
      <style:text-properties fo:language="ru" fo:country="RU" officeooo:rsid="0024dd0b"/>
    </style:style>
    <style:style style:name="T52" style:family="text">
      <style:text-properties fo:language="ru" fo:country="RU" officeooo:rsid="002549d5"/>
    </style:style>
    <style:style style:name="T53" style:family="text">
      <style:text-properties fo:language="ru" fo:country="RU" officeooo:rsid="00261d1d"/>
    </style:style>
    <style:style style:name="T54" style:family="text">
      <style:text-properties fo:language="ru" fo:country="RU" officeooo:rsid="000b2d24"/>
    </style:style>
    <style:style style:name="T55" style:family="text">
      <style:text-properties fo:language="ru" fo:country="RU" officeooo:rsid="002e34fe"/>
    </style:style>
    <style:style style:name="T56" style:family="text">
      <style:text-properties fo:language="ru" fo:country="RU" fo:font-weight="normal" officeooo:rsid="0022a2e2" style:font-weight-asian="normal" style:font-weight-complex="normal"/>
    </style:style>
    <style:style style:name="T57" style:family="text">
      <style:text-properties fo:language="ru" fo:country="RU" fo:font-weight="normal" officeooo:rsid="002e34fe" style:font-weight-asian="normal" style:font-weight-complex="normal"/>
    </style:style>
    <style:style style:name="T58" style:family="text">
      <style:text-properties fo:language="ru" fo:country="RU" officeooo:rsid="0042bc23"/>
    </style:style>
    <style:style style:name="T59" style:family="text">
      <style:text-properties fo:language="ru" fo:country="RU" fo:font-style="normal" fo:font-weight="normal" style:font-style-asian="normal" style:font-weight-asian="normal"/>
    </style:style>
    <style:style style:name="T60" style:family="text">
      <style:text-properties fo:language="ru" fo:country="RU" fo:font-style="normal" fo:font-weight="normal" officeooo:rsid="0044e212" style:font-style-asian="normal" style:font-weight-asian="normal"/>
    </style:style>
    <style:style style:name="T61" style:family="text">
      <style:text-properties fo:language="ru" fo:country="RU" fo:font-style="normal" fo:font-weight="normal" officeooo:rsid="00168dd5" style:font-style-asian="normal" style:font-weight-asian="normal"/>
    </style:style>
    <style:style style:name="T62" style:family="text">
      <style:text-properties fo:language="ru" fo:country="RU" fo:font-style="normal" fo:font-weight="normal" officeooo:rsid="0046d4be" style:font-style-asian="normal" style:font-weight-asian="normal"/>
    </style:style>
    <style:style style:name="T63" style:family="text">
      <style:text-properties fo:color="#000000" loext:opacity="100%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64" style:family="text">
      <style:text-properties fo:color="#000000" loext:opacity="100%" fo:language="ru" fo:country="RU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65" style:family="text">
      <style:text-properties fo:color="#000000" loext:opacity="100%" fo:language="ru" fo:country="RU" fo:font-style="normal" officeooo:rsid="0029fd88" style:font-name-asian="NSimSun" style:font-style-asian="normal" style:font-name-complex="Liberation Mono"/>
    </style:style>
    <style:style style:name="T66" style:family="text">
      <style:text-properties fo:color="#000000" loext:opacity="100%" fo:language="ru" fo:country="RU" style:font-name-asian="NSimSun" style:font-name-complex="Liberation Mono"/>
    </style:style>
    <style:style style:name="T67" style:family="text">
      <style:text-properties fo:color="#000000" loext:opacity="100%" fo:language="ru" fo:country="RU" officeooo:rsid="0029fd88" style:font-name-asian="NSimSun" style:font-name-complex="Liberation Mono"/>
    </style:style>
    <style:style style:name="T68" style:family="text">
      <style:text-properties fo:color="#000000" loext:opacity="100%" fo:language="ru" fo:country="RU" officeooo:rsid="00247aae" style:font-name-asian="NSimSun" style:font-name-complex="Liberation Mono"/>
    </style:style>
    <style:style style:name="T69" style:family="text">
      <style:text-properties fo:color="#000000" loext:opacity="100%" style:font-name="JetBrains Mono" fo:language="ru" fo:country="RU" fo:font-style="italic" fo:font-weight="normal" fo:background-color="transparent" loext:char-shading-value="0" style:font-style-asian="italic" style:font-weight-asian="normal" style:font-style-complex="italic"/>
    </style:style>
    <style:style style:name="T70" style:family="text">
      <style:text-properties fo:color="#000000" loext:opacity="100%" style:font-name="JetBrains Mono" fo:language="ru" fo:country="RU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71" style:family="text">
      <style:text-properties fo:color="#000000" loext:opacity="100%" style:font-name="Times New Roman" fo:font-size="14pt" fo:language="ru" fo:country="RU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2" style:family="text">
      <style:text-properties fo:color="#000000" loext:opacity="100%" style:font-name="Times New Roman" fo:font-size="14pt" fo:language="ru" fo:country="RU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73" style:family="text">
      <style:text-properties fo:color="#000000" loext:opacity="100%" style:font-name="Times New Roman" fo:font-size="14pt" fo:language="ru" fo:country="RU" fo:font-weight="normal" officeooo:rsid="0029fd88" style:font-name-asian="NSimSun" style:font-size-asian="14pt" style:font-weight-asian="normal" style:font-name-complex="Liberation Mono" style:font-size-complex="14pt" style:font-weight-complex="normal"/>
    </style:style>
    <style:style style:name="T74" style:family="text">
      <style:text-properties fo:color="#000000" loext:opacity="100%" style:font-name="Times New Roman" fo:font-size="14pt" fo:language="ru" fo:country="RU" officeooo:rsid="00146966" style:font-name-asian="NSimSun" style:font-size-asian="14pt" style:font-name-complex="Liberation Mono" style:font-size-complex="14pt"/>
    </style:style>
    <style:style style:name="T75" style:family="text">
      <style:text-properties fo:color="#000000" loext:opacity="100%" style:font-name="Times New Roman" fo:font-size="14pt" fo:language="ru" fo:country="RU" officeooo:rsid="0014f618" style:font-name-asian="NSimSun" style:font-size-asian="14pt" style:font-name-complex="Liberation Mono" style:font-size-complex="14pt"/>
    </style:style>
    <style:style style:name="T76" style:family="text">
      <style:text-properties fo:color="#000000" loext:opacity="100%" style:font-name="Times New Roman" fo:font-size="14pt" fo:language="en" fo:country="US" officeooo:rsid="00146966" style:font-name-asian="NSimSun" style:font-size-asian="14pt" style:font-name-complex="Liberation Mono" style:font-size-complex="14pt"/>
    </style:style>
    <style:style style:name="T77" style:family="text">
      <style:text-properties fo:color="#000000" loext:opacity="100%" style:font-name="Times New Roman" fo:font-size="14pt" fo:language="en" fo:country="US" officeooo:rsid="0014f618" style:font-name-asian="NSimSun" style:font-size-asian="14pt" style:font-name-complex="Liberation Mono" style:font-size-complex="14pt"/>
    </style:style>
    <style:style style:name="T78" style:family="text">
      <style:text-properties officeooo:rsid="00225490"/>
    </style:style>
    <style:style style:name="T79" style:family="text">
      <style:text-properties officeooo:rsid="00146966"/>
    </style:style>
    <style:style style:name="T80" style:family="text">
      <style:text-properties style:font-name-asian="NSimSun" style:font-name-complex="Liberation Mono"/>
    </style:style>
    <style:style style:name="T81" style:family="text">
      <style:text-properties officeooo:rsid="0014f618" style:font-name-asian="NSimSun" style:font-name-complex="Liberation Mono"/>
    </style:style>
    <style:style style:name="T82" style:family="text">
      <style:text-properties officeooo:rsid="00247aae"/>
    </style:style>
    <style:style style:name="T83" style:family="text">
      <style:text-properties officeooo:rsid="002549d5"/>
    </style:style>
    <style:style style:name="T84" style:family="text">
      <style:text-properties fo:font-style="normal" style:font-style-asian="normal"/>
    </style:style>
    <style:style style:name="T85" style:family="text">
      <style:text-properties fo:font-style="normal" officeooo:rsid="002bee37" style:font-style-asian="normal"/>
    </style:style>
    <style:style style:name="T86" style:family="text">
      <style:text-properties fo:font-style="normal" officeooo:rsid="0022a2e2" style:font-style-asian="normal"/>
    </style:style>
    <style:style style:name="T87" style:family="text">
      <style:text-properties fo:font-style="normal" officeooo:rsid="002e34fe" style:font-style-asian="normal"/>
    </style:style>
    <style:style style:name="T88" style:family="text">
      <style:text-properties fo:font-style="normal" officeooo:rsid="002f2388" style:font-style-asian="normal"/>
    </style:style>
    <style:style style:name="T89" style:family="text">
      <style:text-properties fo:font-style="normal" officeooo:rsid="002f33b5" style:font-style-asian="normal"/>
    </style:style>
    <style:style style:name="T90" style:family="text">
      <style:text-properties fo:font-style="normal" officeooo:rsid="00307c72" style:font-style-asian="normal"/>
    </style:style>
    <style:style style:name="T91" style:family="text">
      <style:text-properties fo:font-style="normal" officeooo:rsid="0031c963" style:font-style-asian="normal"/>
    </style:style>
    <style:style style:name="T92" style:family="text">
      <style:text-properties fo:font-style="normal" officeooo:rsid="0032e666" style:font-style-asian="normal"/>
    </style:style>
    <style:style style:name="T93" style:family="text">
      <style:text-properties fo:font-style="normal" officeooo:rsid="0037c0e6" style:font-style-asian="normal"/>
    </style:style>
    <style:style style:name="T94" style:family="text">
      <style:text-properties fo:font-style="normal" officeooo:rsid="003ba8f9" style:font-style-asian="normal"/>
    </style:style>
    <style:style style:name="T95" style:family="text">
      <style:text-properties fo:font-style="normal" officeooo:rsid="003c159d" style:font-style-asian="normal"/>
    </style:style>
    <style:style style:name="T96" style:family="text">
      <style:text-properties fo:font-style="normal" officeooo:rsid="003db7ed" style:font-style-asian="normal"/>
    </style:style>
    <style:style style:name="T97" style:family="text">
      <style:text-properties fo:font-style="normal" officeooo:rsid="003e8865" style:font-style-asian="normal"/>
    </style:style>
    <style:style style:name="T98" style:family="text">
      <style:text-properties fo:font-style="normal" officeooo:rsid="0040836a" style:font-style-asian="normal"/>
    </style:style>
    <style:style style:name="T99" style:family="text">
      <style:text-properties fo:font-style="normal" officeooo:rsid="0040d2c3" style:font-style-asian="normal"/>
    </style:style>
    <style:style style:name="T100" style:family="text">
      <style:text-properties fo:font-style="normal" officeooo:rsid="0042bc23" style:font-style-asian="normal"/>
    </style:style>
    <style:style style:name="T101" style:family="text">
      <style:text-properties fo:font-style="normal" officeooo:rsid="00440c17" style:font-style-asian="normal"/>
    </style:style>
    <style:style style:name="T102" style:family="text">
      <style:text-properties fo:font-style="normal" fo:font-weight="normal" style:font-style-asian="normal" style:font-weight-asian="normal"/>
    </style:style>
    <style:style style:name="T103" style:family="text">
      <style:text-properties fo:font-style="normal" fo:font-weight="normal" officeooo:rsid="00404f8c" style:font-style-asian="normal" style:font-weight-asian="normal"/>
    </style:style>
    <style:style style:name="T104" style:family="text">
      <style:text-properties fo:font-style="normal" fo:font-weight="normal" officeooo:rsid="0040836a" style:font-style-asian="normal" style:font-weight-asian="normal"/>
    </style:style>
    <style:style style:name="T105" style:family="text">
      <style:text-properties fo:font-style="normal" fo:font-weight="normal" officeooo:rsid="0044e212" style:font-style-asian="normal" style:font-weight-asian="normal"/>
    </style:style>
    <style:style style:name="T106" style:family="text">
      <style:text-properties officeooo:rsid="0038d226"/>
    </style:style>
    <style:style style:name="T107" style:family="text">
      <style:text-properties officeooo:rsid="003ba8f9"/>
    </style:style>
    <style:style style:name="T108" style:family="text">
      <style:text-properties officeooo:rsid="0042bc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 </text:p>
      <text:p text:style-name="P18">городского округа город Уфа Республики Башкортостан</text:p>
      <text:p text:style-name="P1"><text:line-break/><text:line-break/><text:line-break/><text:line-break/><text:line-break/><text:line-break/><text:line-break/></text:p>
      <text:p text:style-name="P6">Индивидуальный проект<text:line-break/>по теме:<text:line-break/>«Создание игр<text:span text:style-name="T1">ы</text:span><text:span text:style-name="T3"> DungeonEscape</text:span><text:span text:style-name="T2"> </text:span>на языке java»</text:p>
      <text:p text:style-name="P1"><text:line-break/><text:line-break/><text:line-break/><text:line-break/><text:line-break/><text:line-break/><text:line-break/><text:line-break/><text:line-break/></text:p>
      <text:p text:style-name="P7">Обучающийся:</text:p>
      <text:p text:style-name="P7">Гагарин Егор Александрович</text:p>
      <text:p text:style-name="P7">Руководитель проекта:</text:p>
      <text:p text:style-name="P34"><text:span text:style-name="T23">Гильдин Александр Григорьевич</text:span><text:span text:style-name="T20">,</text:span></text:p>
      <text:p text:style-name="P7">учитель информатики</text:p>
      <text:p text:style-name="P1"><text:line-break/><text:line-break/><text:line-break/><text:line-break/><text:line-break/><text:line-break/><text:line-break/><text:line-break/><text:line-break/><text:line-break/><text:line-break/></text:p>
      <text:p text:style-name="P33">г. Уфа, 202<text:span text:style-name="T19">3</text:span></text:p>
      <text:p text:style-name="P1"/>
      <text:p text:style-name="P13"><text:soft-page-break/>Оглавление</text:p>
      <text:p text:style-name="P13"/>
      <text:p text:style-name="P3">Введение</text:p>
      <text:p text:style-name="P1"/>
      <text:p text:style-name="P1">1. Используемые инструменты</text:p>
      <text:p text:style-name="P1"/>
      <text:p text:style-name="P1">2. Класс DungeonEscape</text:p>
      <text:p text:style-name="P1"/>
      <text:p text:style-name="P1">3. Класс MainMenuScreen</text:p>
      <text:p text:style-name="P1"/>
      <text:p text:style-name="P35"><text:span text:style-name="T24">4</text:span><text:span text:style-name="T20">. </text:span><text:span text:style-name="T24">Класс RecordScreen</text:span></text:p>
      <text:p text:style-name="P22"/>
      <text:p text:style-name="P36"><text:span text:style-name="T24">5</text:span><text:span text:style-name="T22">. Класс SettingsScreen</text:span></text:p>
      <text:p text:style-name="P22"/>
      <text:p text:style-name="P22">6. Класс GameScreen</text:p>
      <text:p text:style-name="P22"/>
      <text:p text:style-name="P22">7. Класс Player</text:p>
      <text:p text:style-name="P1"/>
      <text:p text:style-name="P1"><text:span text:style-name="T39">8</text:span>. Класс Cage</text:p>
      <text:p text:style-name="P1"/>
      <text:p text:style-name="P8">9. Класс Slime</text:p>
      <text:p text:style-name="P8"/>
      <text:p text:style-name="P8">10. Класс Animation</text:p>
      <text:p text:style-name="P8"/>
      <text:p text:style-name="P8">11. Класс Blast</text:p>
      <text:p text:style-name="P8"/>
      <text:p text:style-name="P36"><text:span text:style-name="T24">12</text:span><text:span text:style-name="T21">. Класс Lever</text:span></text:p>
      <text:p text:style-name="P8"/>
      <text:p text:style-name="P36"><text:span text:style-name="T24">13</text:span><text:span text:style-name="T21">. Класс WinScreen</text:span></text:p>
      <text:p text:style-name="P8"/>
      <text:p text:style-name="P36"><text:span text:style-name="T24">14</text:span><text:span text:style-name="T21">. Класс DeathScreen</text:span></text:p>
      <text:p text:style-name="P1"/>
      <text:p text:style-name="P1">Заключение</text:p>
      <text:p text:style-name="P2"/>
      <text:p text:style-name="P1"/>
      <text:p text:style-name="P13">Введение</text:p>
      <text:p text:style-name="P13"/>
      <text:p text:style-name="P21">Меня заинтересовала тема создания мобильных приложений и я захотел создать свою игру для телефона Android. <text:span text:style-name="T40">В прошлом году я прошел курс</text:span> it школ<text:span text:style-name="T40">ы</text:span> Samsung, поэтому в качестве основы я буду использовать язык программирования java и программу Android Studio.</text:p>
      <text:p text:style-name="P37"><text:span text:style-name="T26">Программа </text:span><text:span text:style-name="T22">Android Studio предназначен</text:span><text:span text:style-name="T26">а</text:span><text:span text:style-name="T22"> для создания приложений и в не</text:span><text:span text:style-name="T26">й</text:span><text:span text:style-name="T22"> </text:span><text:span text:style-name="T25">не достаточно</text:span><text:span text:style-name="T22"> функций для разработки игр, поэтому я буду дополнительно использовать фреймворк libGDX, </text:span><text:span text:style-name="T26">созданный</text:span><text:span text:style-name="T22"> для разработки игр. </text:span></text:p>
      <text:p text:style-name="P21">Моя цель – создать работающую игру для Android. </text:p>
      <text:p text:style-name="P21"/>
      <text:p text:style-name="P21">Для достижения этой цели необходимо решить следующие задачи:</text:p>
      <text:p text:style-name="P21">1)Научиться работать в программе Android Studio</text:p>
      <text:p text:style-name="P20">2)Научиться использовать фреймворк libGDX</text:p>
      <text:p text:style-name="P21">3)Продумать структуру классов приложения</text:p>
      <text:p text:style-name="P21">4)Реализовать и протестировать приложение</text:p>
      <text:p text:style-name="P21"/>
      <text:p text:style-name="P21">Для получения информации я буду использовать ресурсы сайтов:</text:p>
      <text:p text:style-name="P21">http://www.libgdx.ru — официальный сайт с документацией по фреймворку libgdx</text:p>
      <text:p text:style-name="P21">https://gamedev.ru – сайт с примерами применения фреймворка libGDX</text:p>
      <text:p text:style-name="P21">https://ru.stackoverflow.com – сайт с разбором ошибок при использовании Android Studio</text:p>
      <text:p text:style-name="P21">https://myitschool.ru - сайт it школы Samsung с примерами использования Android Studio</text:p>
      <text:p text:style-name="P21">https://www.piskelapp.com - сайт с онлайн редактором изображений</text:p>
      <text:p text:style-name="P21"/>
      <text:p text:style-name="P2"/>
      <text:p text:style-name="P13">1. Используемые инструменты</text:p>
      <text:p text:style-name="P1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">Цель моей игры — выбраться из подземелья, наполненного ловушками и монстрами.</text:p>
      <text:p text:style-name="P1">Перемещение осуществляется нажатием на соседнюю клетку, через стены ходить нельзя.</text:p>
      <text:p text:style-name="P1">Монстры будут пытаться преследовать игрока если попадут в его поле зрения.</text:p>
      <text:p text:style-name="P1">Для создания изображений я использовал онлайн редактор https://www.piskelapp.com</text:p>
      <text:p text:style-name="P1"/>
      <text:p text:style-name="P1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"/>
      <text:p text:style-name="P2"/>
      <text:p text:style-name="P14">2. Класс DungeonEscape</text:p>
      <text:p text:style-name="P4">Основной класс игры называется «DungeonEscape».</text:p>
      <text:p text:style-name="P9">Он расширяет класс <text:span text:style-name="T2">Game </text:span><text:span text:style-name="T41">библиотеки </text:span><text:span text:style-name="T2">libGDX</text:span><text:span text:style-name="T41">. В этом классе инициализируются все объекты классов </text:span><text:span text:style-name="T2">Texture</text:span><text:span text:style-name="T41">, </text:span><text:span text:style-name="T2">Sound</text:span><text:span text:style-name="T41">, </text:span><text:span text:style-name="T2">SpriteBatch, BitmapFont,</text:span><text:span text:style-name="T41">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</text:span><text:span text:style-name="T2">GameScreen.</text:span></text:p>
      <text:p text:style-name="P9"><text:span text:style-name="T42">Также в этом классе рассчитывается переменная </text:span><text:span text:style-name="T4">size, </text:span><text:span text:style-name="T42">отвечающая за определение размеров одной ячейки игрового поля.</text:span></text:p>
      <text:p text:style-name="P23">На экране должна отображаться область 9 на 7 клеток, а также столбик из 7 клеток для кнопок, то есть всего (9+1)*7=70 клеток.</text:p>
      <text:p text:style-name="P10">Размеры одной квадратной клетки вычисляются по алгоритму:</text:p>
      <text:p text:style-name="P53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10"><text:span text:style-name="T41">Где </text:span><text:span text:style-name="T69">horizontal_otstup, vertical_otstup</text:span><text:span text:style-name="T63"> -</text:span><text:span text:style-name="T64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70">height, width -</text:span><text:span text:style-name="T64"> <text:s/>высота и ширина экрана, </text:span><text:span text:style-name="T70">size - </text:span><text:span text:style-name="T41">полученное в результате значение.</text:span></text:p>
      <text:p text:style-name="P5"><text:span text:style-name="T43">После инициализации всех переменных, </text:span><text:span text:style-name="T42">создается новый объект класса </text:span><text:span text:style-name="T4">MainMenuScreen, </text:span><text:span text:style-name="T42">при инициализации которого при помощи</text:span><text:span text:style-name="T4"> this </text:span><text:span text:style-name="T42">ему передаются ссылки на все ранее инициализированные переменные и</text:span><text:span text:style-name="T43"> вызывается метод </text:span><text:span text:style-name="T4">setScreen</text:span><text:span text:style-name="T42"> класса </text:span><text:span text:style-name="T4">Game, </text:span><text:span text:style-name="T42">получающий в качестве входного параметра этот экземпляр класса </text:span><text:span text:style-name="T4">MainMenuScreen</text:span><text:span text:style-name="T42"> и устанавливающий его в качестве активного интерфейса </text:span><text:span text:style-name="T4">Screen.</text:span></text:p>
      <text:p text:style-name="P28"/>
      <text:p text:style-name="P24">2. Класс</text:p>
      <text:p text:style-name="P12">Этот класс отвечает за</text:p>
      <text:p text:style-name="P12">Поля класса:</text:p>
      <text:list xml:id="list3895657199" text:style-name="L1">
        <text:list-item>
          <text:p text:style-name="P54"/>
        </text:list-item>
      </text:list>
      <text:p text:style-name="P12">Методы класса:</text:p>
      <text:list text:style-name="L2">
        <text:list-item>
          <text:p text:style-name="P55"><text:s/>– конструктор класса. В нем инициализируются все переменные.</text:p>
        </text:list-item>
      </text:list>
      <text:p text:style-name="P24">3. Класс</text:p>
      <text:p text:style-name="P12">Этот класс отвечает за</text:p>
      <text:p text:style-name="P12">Поля класса:</text:p>
      <text:list xml:id="list202641619198471" text:continue-list="list3895657199" text:style-name="L1">
        <text:list-item>
          <text:p text:style-name="P54"/>
        </text:list-item>
      </text:list>
      <text:p text:style-name="P12">Методы класса:</text:p>
      <text:list text:style-name="L3">
        <text:list-item>
          <text:p text:style-name="P56"><text:s/>– конструктор класса. В нем инициализируются все переменные.</text:p>
        </text:list-item>
      </text:list>
      <text:p text:style-name="P13">4. Класс Player</text:p>
      <text:p text:style-name="P51"><text:soft-page-break/>Этот класс отвечает за создание игрока.</text:p>
      <text:p text:style-name="P52">Поля класса:</text:p>
      <text:list text:style-name="L4">
        <text:list-item>
          <text:p text:style-name="P73"><text:span text:style-name="T102">private boolean isAttacking, isAttacked, isMoving, isRight;</text:span><text:span text:style-name="T103">(переменные состояния атаки, состояния атакованности, состояния движения, состояния направления вправо)</text:span></text:p>
        </text:list-item>
        <text:list-item>
          <text:p text:style-name="P73"><text:span text:style-name="T102">private int x, y, health, maxHealth, power;</text:span><text:span text:style-name="T104">(переменные координат на игровом поле, текущегь здоровья, максимального здоровья, урона врагам)</text:span></text:p>
        </text:list-item>
        <text:list-item>
          <text:p text:style-name="P73"><text:span text:style-name="T102">private float realX, realY, attackedTimer, speed, horizontalOtstup, verticalOtstup;</text:span><text:span text:style-name="T14">(</text:span><text:span text:style-name="T60">переменные реальных координат, времени атакованности, скорости перемещения, горизонтального и вертикального отступа игрового поля</text:span><text:span text:style-name="T14">)</text:span></text:p>
        </text:list-item>
        <text:list-item>
          <text:p text:style-name="P73"><text:span text:style-name="T102">private Animation playerAnimationRight, playerAnimationLeft, playerMowingRight, playerMowingLeft;</text:span><text:span text:style-name="T105">(переменные, хранящие анимации ожидания, направленной вправо, ожидания, направленной влево, движения вправо, движения влево)</text:span></text:p>
        </text:list-item>
        <text:list-item>
          <text:p text:style-name="P74"><text:span text:style-name="T102">private Texture attackingPlayerRight, attackedPlayerRight, attackingPlayerLeft, attackedPlayerLeft; </text:span><text:span text:style-name="T105">(переменные, хранящие изображения атакованного и атакующего игрока, смотрящего вправо и атакованного и атакующего игрока, смотрящего влево)</text:span></text:p>
        </text:list-item>
        <text:list-item>
          <text:p text:style-name="P73"><text:span text:style-name="T102">private Blast blast;</text:span><text:span text:style-name="T105">(переменная, хранящая ссылку на снаряд игрока)</text:span></text:p>
        </text:list-item>
        <text:list-item>
          <text:p text:style-name="P73"><text:span text:style-name="T102">private String name;</text:span><text:span text:style-name="T105">(переменная, хранящая имя игрока)</text:span></text:p>
        </text:list-item>
      </text:list>
      <text:p text:style-name="P50">Методы класса:</text:p>
      <text:list text:style-name="L5">
        <text:list-item>
          <text:p text:style-name="P64">Player<text:span text:style-name="T17"> – </text:span><text:span text:style-name="T56">конструктор класса. </text:span><text:span text:style-name="T57">В нем инициализируются все переменные.</text:span></text:p>
        </text:list-item>
        <text:list-item>
          <text:p text:style-name="P65"><text:span text:style-name="T76">void draw – </text:span><text:span text:style-name="T74">функция отрисовки, при вызове которой принимаются ссылки на активный </text:span><text:span text:style-name="T76">SpriteBatch, </text:span><text:span text:style-name="T74">размер одн</text:span><text:span text:style-name="T28">ой клетки игрового поля </text:span><text:span text:style-name="T34">size </text:span><text:span text:style-name="T28">и время отрисовки кадра </text:span><text:span text:style-name="T34">dt, </text:span><text:span text:style-name="T28">и на полученном </text:span><text:span text:style-name="T34">SpriteBatch </text:span><text:span text:style-name="T28">рисуется необходим</text:span><text:span text:style-name="T29">ое</text:span><text:span text:style-name="T28"> </text:span><text:span text:style-name="T29">изображение</text:span><text:span text:style-name="T31"> </text:span><text:span text:style-name="T32">в координатах </text:span><text:span text:style-name="T35">(</text:span><text:span text:style-name="T32">realX;realY</text:span><text:span text:style-name="T35">) </text:span><text:span text:style-name="T31">размеров size*size в зависимости от состояния boolean переменных isAttack</text:span><text:span text:style-name="T35">ing</text:span><text:span text:style-name="T31">, isAttacked, isMoving, isRight. </text:span><text:span text:style-name="T32">Также если отрисовывалась анимация вызывается метод </text:span><text:span text:style-name="T35">update </text:span><text:span text:style-name="T32">с аргументов </text:span><text:span text:style-name="T35">dt </text:span><text:span text:style-name="T32">для переключения на следующий кадр в зависимости от значения </text:span><text:span text:style-name="T35">dt.</text:span></text:p>
        </text:list-item>
        <text:list-item>
          <text:p text:style-name="P67"><text:span text:style-name="T22">void attacking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ing </text:span><text:span text:style-name="T30">изменяется на </text:span><text:span text:style-name="T22">True </text:span><text:span text:style-name="T30">и проигрывается звук </text:span><text:span text:style-name="T22">playerAttackingSound.</text:span></text:p>
        </text:list-item>
        <text:list-item>
          <text:p text:style-name="P67"><text:span text:style-name="T22">void attacked</text:span><text:span text:style-name="T27"> – </text:span><text:span text:style-name="T33">функция</text:span><text:span text:style-name="T30">, при вызове которой значение переменной </text:span><text:span text:style-name="T22">isAttacked </text:span><text:span text:style-name="T30">изменяется на </text:span><text:span text:style-name="T22">True </text:span><text:span text:style-name="T30">и проигрывается звук </text:span><text:span text:style-name="T22">playerAttackedSound.</text:span></text:p>
        </text:list-item>
        <text:list-item>
          <text:p text:style-name="P66"><text:span text:style-name="T38">v</text:span><text:span text:style-name="T36">oid move – </text:span><text:span text:style-name="T33">функция, при вызове которой переменные</text:span><text:span text:style-name="T36"> </text:span><text:span text:style-name="T37">x</text:span><text:span text:style-name="T36"> </text:span><text:span text:style-name="T33">и</text:span><text:span text:style-name="T36"> </text:span><text:span text:style-name="T37">y</text:span><text:span text:style-name="T36"> </text:span><text:span text:style-name="T33">изменяются на указанное количество значений, а переменная </text:span><text:span text:style-name="T36">isMoving </text:span><text:span text:style-name="T33">принимает </text:span><text:span text:style-name="T75">значение </text:span><text:span text:style-name="T77">True.</text:span></text:p>
        </text:list-item>
        <text:list-item>
          <text:p text:style-name="P75"><text:span text:style-name="T13">public int </text:span><text:span text:style-name="T102">getX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X</text:span><text:span text:style-name="T60">.</text:span></text:p>
        </text:list-item>
        <text:list-item>
          <text:p text:style-name="P75"><text:span text:style-name="T102">public int getY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Y</text:span><text:span text:style-name="T60">.</text:span></text:p>
        </text:list-item>
        <text:list-item>
          <text:p text:style-name="P75"><text:span text:style-name="T102">public float getRealX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RealX</text:span><text:span text:style-name="T60">.</text:span></text:p>
        </text:list-item>
        <text:list-item>
          <text:p text:style-name="P75"><text:span text:style-name="T102">public float getRealY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RealY</text:span><text:span text:style-name="T60">.</text:span></text:p>
        </text:list-item>
        <text:list-item>
          <text:p text:style-name="P75"><text:span text:style-name="T102">public int getHealth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Health</text:span><text:span text:style-name="T60">.</text:span></text:p>
        </text:list-item>
        <text:list-item>
          <text:p text:style-name="P75"><text:span text:style-name="T102">public int getMaxHealth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MaxHealth</text:span><text:span text:style-name="T60">.</text:span></text:p>
        </text:list-item>
        <text:list-item>
          <text:p text:style-name="P75"><text:soft-page-break/><text:span text:style-name="T102">public int getPower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Power</text:span><text:span text:style-name="T60">.</text:span></text:p>
        </text:list-item>
        <text:list-item>
          <text:p text:style-name="P75"><text:span text:style-name="T102">public boolean isMoving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Moving</text:span><text:span text:style-name="T60">.</text:span></text:p>
        </text:list-item>
        <text:list-item>
          <text:p text:style-name="P75"><text:span text:style-name="T102">public boolean isAttacking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Attacking</text:span><text:span text:style-name="T60">.</text:span></text:p>
        </text:list-item>
        <text:list-item>
          <text:p text:style-name="P75"><text:span text:style-name="T102">public boolean isAttacked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isAttacked</text:span><text:span text:style-name="T60">.</text:span></text:p>
        </text:list-item>
        <text:list-item>
          <text:p text:style-name="P75"><text:span text:style-name="T102">public String getName()</text:span><text:span text:style-name="T15"> – </text:span><text:span text:style-name="T61">функция </text:span><text:span text:style-name="T14">getter </text:span><text:span text:style-name="T60">для переменной </text:span><text:span text:style-name="T59">getName</text:span><text:span text:style-name="T62">.</text:span></text:p>
        </text:list-item>
        <text:list-item>
          <text:p text:style-name="P76"><text:span text:style-name="T102">public void setHealth(int newHealth)</text:span><text:span text:style-name="T15"> – </text:span><text:span text:style-name="T61">функция </text:span><text:span text:style-name="T14">setter </text:span><text:span text:style-name="T60">для переменной </text:span><text:span text:style-name="T14">health.</text:span></text:p>
        </text:list-item>
      </text:list>
      <text:p text:style-name="P77"/>
      <text:p text:style-name="P17">5. Класс</text:p>
      <text:p text:style-name="P12">Этот класс отвечает за</text:p>
      <text:p text:style-name="P12">Поля класса:</text:p>
      <text:list xml:id="list202642058399292" text:continue-list="list202641619198471" text:style-name="L1">
        <text:list-item>
          <text:p text:style-name="P54"/>
        </text:list-item>
      </text:list>
      <text:p text:style-name="P12">Методы класса:</text:p>
      <text:list text:style-name="L6">
        <text:list-item>
          <text:p text:style-name="P57"><text:s/>– конструктор класса. В нем инициализируются все переменные.</text:p>
        </text:list-item>
      </text:list>
      <text:p text:style-name="P17">6. Класс</text:p>
      <text:p text:style-name="P12">Этот класс отвечает за</text:p>
      <text:p text:style-name="P12">Поля класса:</text:p>
      <text:list xml:id="list202641929700154" text:continue-list="list202642058399292" text:style-name="L1">
        <text:list-item>
          <text:p text:style-name="P54"/>
        </text:list-item>
      </text:list>
      <text:p text:style-name="P12">Методы класса:</text:p>
      <text:list text:style-name="L7">
        <text:list-item>
          <text:p text:style-name="P58"><text:s/>– конструктор класса. В нем инициализируются все переменные.</text:p>
        </text:list-item>
      </text:list>
      <text:p text:style-name="P19">7. Класс</text:p>
      <text:p text:style-name="P12">Этот класс отвечает за</text:p>
      <text:p text:style-name="P12">Поля класса:</text:p>
      <text:list xml:id="list202641361849627" text:continue-list="list202641929700154" text:style-name="L1">
        <text:list-item>
          <text:p text:style-name="P54"/>
        </text:list-item>
      </text:list>
      <text:p text:style-name="P12">Методы класса:</text:p>
      <text:list text:style-name="L8">
        <text:list-item>
          <text:p text:style-name="P59"><text:s/>– конструктор класса. В нем инициализируются все переменные.</text:p>
        </text:list-item>
      </text:list>
      <text:p text:style-name="P17">8. Класс</text:p>
      <text:p text:style-name="P12">Этот класс отвечает за</text:p>
      <text:p text:style-name="P12">Поля класса:</text:p>
      <text:list xml:id="list202642081082854" text:continue-list="list202641361849627" text:style-name="L1">
        <text:list-item>
          <text:p text:style-name="P54"/>
        </text:list-item>
      </text:list>
      <text:p text:style-name="P12">Методы класса:</text:p>
      <text:list text:style-name="L9">
        <text:list-item>
          <text:p text:style-name="P60"><text:s/>– конструктор класса. В нем инициализируются все переменные.</text:p>
        </text:list-item>
      </text:list>
      <text:p text:style-name="P17">9. Класс</text:p>
      <text:p text:style-name="P11">Этот класс отвечает за</text:p>
      <text:p text:style-name="P11">Поля класса:</text:p>
      <text:list xml:id="list202642441900479" text:continue-list="list202642081082854" text:style-name="L1">
        <text:list-item>
          <text:p text:style-name="P54"/>
        </text:list-item>
      </text:list>
      <text:p text:style-name="P11">Методы класса:</text:p>
      <text:list text:style-name="L10">
        <text:list-item>
          <text:p text:style-name="P61"><text:s/>– конструктор класса. В нем инициализируются все переменные.</text:p>
        </text:list-item>
      </text:list>
      <text:p text:style-name="P13"><text:span text:style-name="T78">10</text:span>. Класс <text:span text:style-name="T5">Animation</text:span></text:p>
      <text:p text:style-name="P44">Этот класс отвечает за создание анимации.</text:p>
      <text:p text:style-name="P45">Поля класса:</text:p>
      <text:list text:style-name="L11">
        <text:list-item>
          <text:p text:style-name="P78"><text:span text:style-name="T84">private Array&lt;TextureRegion&gt; frames;</text:span><text:span text:style-name="T12">(</text:span><text:span text:style-name="T94">массив из изображений, представляющих собой кадры анимации</text:span><text:span text:style-name="T12">)</text:span></text:p>
        </text:list-item>
        <text:list-item>
          <text:p text:style-name="P78"><text:span text:style-name="T84">private float maxFrameTime;</text:span><text:span text:style-name="T95">(</text:span><text:span text:style-name="T100">переменная </text:span><text:span text:style-name="T96">максимально</text:span><text:span text:style-name="T100">го</text:span><text:span text:style-name="T96"> врем</text:span><text:span text:style-name="T100">ени </text:span><text:span text:style-name="T101">показа</text:span><text:span text:style-name="T96"> </text:span><text:span text:style-name="T97">одного</text:span><text:span text:style-name="T96"> кадра</text:span><text:span text:style-name="T95">)</text:span></text:p>
        </text:list-item>
        <text:list-item>
          <text:p text:style-name="P78"><text:soft-page-break/><text:span text:style-name="T84">private float currentFrameTime;</text:span><text:span text:style-name="T95">(</text:span><text:span text:style-name="T100">переменная </text:span><text:span text:style-name="T96">врем</text:span><text:span text:style-name="T100">ени</text:span><text:span text:style-name="T96">, прошедше</text:span><text:span text:style-name="T100">го</text:span><text:span text:style-name="T96"> с показа кадра</text:span><text:span text:style-name="T95">)</text:span></text:p>
        </text:list-item>
        <text:list-item>
          <text:p text:style-name="P78"><text:span text:style-name="T84">private int frameCount;</text:span><text:span text:style-name="T95">(</text:span><text:span text:style-name="T100">переменная </text:span><text:span text:style-name="T95">количеств</text:span><text:span text:style-name="T100">а</text:span><text:span text:style-name="T95"> кадров в анимации)</text:span></text:p>
        </text:list-item>
        <text:list-item>
          <text:p text:style-name="P79"><text:span text:style-name="T84">private int frame;</text:span><text:span text:style-name="T95">(</text:span><text:span text:style-name="T100">переменная </text:span><text:span text:style-name="T95">номе</text:span><text:span text:style-name="T100">ра</text:span><text:span text:style-name="T95"> текущего изображения из массива </text:span><text:span text:style-name="T84">frames</text:span><text:span text:style-name="T95">)</text:span></text:p>
        </text:list-item>
      </text:list>
      <text:p text:style-name="P46">Методы класса:</text:p>
      <text:list text:style-name="L12">
        <text:list-item>
          <text:p text:style-name="P62"><text:span text:style-name="T18">public </text:span>Animation – конструктор класса. В нем инициализируются все переменные.</text:p>
        </text:list-item>
        <text:list-item>
          <text:p text:style-name="P68"><text:span text:style-name="T107">public </text:span>void update<text:span text:style-name="T58">(</text:span><text:span text:style-name="T108">float dt</text:span><text:span text:style-name="T58">)</text:span> – <text:span text:style-name="T41">функция обновления кадра. Получает переменную </text:span>dt <text:span text:style-name="T108">(delta time)</text:span> <text:span text:style-name="T41">и в зависимости от ее значения переключает кадр.</text:span></text:p>
        </text:list-item>
        <text:list-item>
          <text:p text:style-name="P68"><text:span text:style-name="T107">public </text:span>TextureRegion getFrame<text:span text:style-name="T108">()</text:span> – <text:span text:style-name="T41">функция, возвращающая текущий кадр анимации.</text:span></text:p>
        </text:list-item>
      </text:list>
      <text:p text:style-name="P27"/>
      <text:p text:style-name="P25">11. <text:span text:style-name="T39">Класс Blast</text:span></text:p>
      <text:p text:style-name="P42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43">Поля класса:</text:p>
      <text:list text:style-name="L13">
        <text:list-item>
          <text:p text:style-name="P80"><text:span text:style-name="T84">private int x, y;</text:span><text:span text:style-name="T11">(</text:span><text:span text:style-name="T85">координаты </text:span><text:span text:style-name="T93">снаряда на игровом поле</text:span><text:span text:style-name="T11">)</text:span></text:p>
        </text:list-item>
        <text:list-item>
          <text:p text:style-name="P80"><text:span text:style-name="T84">private float realX, realY, speed, verticalOtstup, horizontalOtstup, size;</text:span><text:span text:style-name="T93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80"><text:span text:style-name="T84">private Animation blastAnimation;</text:span><text:span text:style-name="T93">(анимация снаряда)</text:span></text:p>
        </text:list-item>
        <text:list-item>
          <text:p text:style-name="P80"><text:span text:style-name="T84">private boolean isActiv;</text:span><text:span text:style-name="T93">(состояние снаряда)</text:span></text:p>
        </text:list-item>
      </text:list>
      <text:p text:style-name="P42">Методы класса:</text:p>
      <text:list xml:id="list1423351001" text:style-name="L14">
        <text:list-item>
          <text:p text:style-name="P63"><text:span text:style-name="T16">public </text:span>Blast – конструктор класса. В нем инициализируются все переменные.</text:p>
        </text:list-item>
        <text:list-item>
          <text:p text:style-name="P69"><text:span text:style-name="T106">public </text:span><text:span text:style-name="T79">void draw – </text:span><text:span text:style-name="T44">функция отрисовки, при вызове которой принимаются ссылки на активный </text:span><text:span text:style-name="T79">SpriteBatch, </text:span><text:span text:style-name="T44">размер одной клетки игрового поля </text:span><text:span text:style-name="T79">size </text:span><text:span text:style-name="T44">и время отрисовки кадра </text:span><text:span text:style-name="T79">dt, </text:span><text:span text:style-name="T44">и на полученном </text:span><text:span text:style-name="T79">SpriteBatch </text:span><text:span text:style-name="T44">рисуется необходим</text:span><text:span text:style-name="T45">ое</text:span><text:span text:style-name="T44"> </text:span><text:span text:style-name="T45">изображение</text:span><text:span text:style-name="T47"> </text:span><text:span text:style-name="T48">в координатах </text:span><text:span text:style-name="T81">(</text:span><text:span text:style-name="T48">realX;realY</text:span><text:span text:style-name="T81">) </text:span><text:span text:style-name="T47">размеров size*size в зависимости от состояния boolean переменн</text:span><text:span text:style-name="T46">ой</text:span><text:span text:style-name="T47"> isA</text:span><text:span text:style-name="T46">c</text:span><text:span text:style-name="T80">tiv</text:span><text:span text:style-name="T81">.</text:span></text:p>
        </text:list-item>
        <text:list-item>
          <text:p text:style-name="P71"><text:span text:style-name="T106">public </text:span>void setTarget – <text:span text:style-name="T41">функция, принимающая значения </text:span><text:span text:style-name="T50">начальных координат и </text:span><text:span text:style-name="T68">координат цели и устанавливающая переменную isActiv в значениеTrue.</text:span></text:p>
        </text:list-item>
        <text:list-item>
          <text:p text:style-name="P84"><text:span text:style-name="T84">public boolean isActiv() - </text:span><text:span text:style-name="T92">функция </text:span><text:span text:style-name="T9">getter</text:span><text:span text:style-name="T92">, возвращающая значение переменной <text:s/></text:span><text:span text:style-name="T84">isActiv.</text:span></text:p>
        </text:list-item>
      </text:list>
      <text:p text:style-name="P47"/>
      <text:p text:style-name="P30">12. <text:span text:style-name="T41">Класс </text:span>Lever</text:p>
      <text:p text:style-name="P41">Этот класс отвечает за создание рычага и связанной с ним двери.</text:p>
      <text:p text:style-name="P40">Поля класса:</text:p>
      <text:list text:style-name="L15">
        <text:list-item>
          <text:p text:style-name="P81"><text:span text:style-name="T84">private int x, y, doorX, doorY;</text:span><text:span text:style-name="T6">(</text:span><text:span text:style-name="T98">переменные </text:span><text:span text:style-name="T85">координат рычага </text:span><text:span text:style-name="T88">и </text:span><text:span text:style-name="T85">двери </text:span><text:span text:style-name="T88">на игровом поле</text:span><text:span text:style-name="T6">)</text:span></text:p>
        </text:list-item>
        <text:list-item>
          <text:p text:style-name="P81"><text:span text:style-name="T84">private float realX, realY, doorRealX, doorRealY;</text:span><text:span text:style-name="T88">(</text:span><text:span text:style-name="T98">переменные </text:span><text:span text:style-name="T88">реальны</text:span><text:span text:style-name="T98">х</text:span><text:span text:style-name="T88"> координат рычага и двери)</text:span></text:p>
        </text:list-item>
        <text:list-item>
          <text:p text:style-name="P81"><text:soft-page-break/><text:span text:style-name="T84">private boolean isActiv;</text:span><text:span text:style-name="T88">(</text:span><text:span text:style-name="T98">переменная </text:span><text:span text:style-name="T88">состояние рычага)</text:span></text:p>
        </text:list-item>
        <text:list-item>
          <text:p text:style-name="P81"><text:span text:style-name="T84">private <text:s/>Texture activLever, passivLever, closedDoor, openedDoor;</text:span><text:span text:style-name="T88">(</text:span><text:span text:style-name="T99">переменные, хранящие </text:span><text:span text:style-name="T88">изображения закрытой и открытой двери, активного и неактивного рычага)</text:span></text:p>
        </text:list-item>
        <text:list-item>
          <text:p text:style-name="P81"><text:span text:style-name="T84">private Sound lever_sound, openDoorSound, closeDoorSound;</text:span><text:span text:style-name="T88">(</text:span><text:span text:style-name="T99">переменные, хранящие </text:span><text:span text:style-name="T88">звуки поворота рычага, открытия и закрытия двери)</text:span></text:p>
        </text:list-item>
      </text:list>
      <text:p text:style-name="P31">Методы класса:</text:p>
      <text:list xml:id="list202641154305714" text:continue-list="list1423351001" text:style-name="L14">
        <text:list-item>
          <text:p text:style-name="P70"><text:span text:style-name="T83">Lever</text:span> – <text:span text:style-name="T49">конструктор класса. </text:span><text:span text:style-name="T55">В нем инициализируются все переменные.</text:span></text:p>
        </text:list-item>
        <text:list-item>
          <text:p text:style-name="P70"><text:span text:style-name="T79">void draw – </text:span><text:span text:style-name="T44">функция отрисовки, при вызове которой принимаются ссылки на активный </text:span><text:span text:style-name="T79">SpriteBatch, </text:span><text:span text:style-name="T44">размер одной клетки игрового поля </text:span><text:span text:style-name="T79">size </text:span><text:span text:style-name="T44">и время отрисовки кадра </text:span><text:span text:style-name="T79">dt, </text:span><text:span text:style-name="T44">и на полученном </text:span><text:span text:style-name="T79">SpriteBatch </text:span><text:span text:style-name="T44">рисуется необходим</text:span><text:span text:style-name="T45">ое</text:span><text:span text:style-name="T44"> </text:span><text:span text:style-name="T45">изображение</text:span><text:span text:style-name="T47"> </text:span><text:span text:style-name="T48">в координатах </text:span><text:span text:style-name="T81">(</text:span><text:span text:style-name="T48">realX;realY</text:span><text:span text:style-name="T81">) </text:span><text:span text:style-name="T47">размеров size*size в зависимости от состояния boolean переменн</text:span><text:span text:style-name="T46">ой</text:span><text:span text:style-name="T47"> isA</text:span><text:span text:style-name="T46">c</text:span><text:span text:style-name="T80">tiv</text:span><text:span text:style-name="T81">.</text:span></text:p>
        </text:list-item>
        <text:list-item>
          <text:p text:style-name="P72">void <text:span text:style-name="T83">click</text:span> – <text:span text:style-name="T41">функция, </text:span><text:span text:style-name="T52">вызывающаяся при</text:span><text:span text:style-name="T41"> </text:span><text:span text:style-name="T52">нажатии на рычаг, запускающая звук рычага и</text:span><text:span text:style-name="T50"> </text:span><text:span text:style-name="T52">меня</text:span><text:span text:style-name="T50">ющая </text:span><text:span text:style-name="T52">значение</text:span><text:span text:style-name="T50"> </text:span><text:span text:style-name="T82">isActiv</text:span><text:span text:style-name="T51"> </text:span><text:span text:style-name="T52">на противоположное.</text:span></text:p>
        </text:list-item>
      </text:list>
      <text:p text:style-name="P29"/>
      <text:p text:style-name="P26">13. Класс <text:span text:style-name="T39">WinScreen</text:span></text:p>
      <text:p text:style-name="P38"><text:span text:style-name="T73">Этот класс отвечает за отображение экрана победы в случае победы игрока. Он расширяет класс </text:span><text:span text:style-name="T71">ScreenAdapter</text:span><text:span text:style-name="T73"> библиотеки libGDX.</text:span></text:p>
      <text:p text:style-name="P39">Поля класса:</text:p>
      <text:list xml:id="list3515469292" text:style-name="L16">
        <text:list-item>
          <text:p text:style-name="P85"><text:span text:style-name="T71">DungeonEscape game;</text:span><text:span text:style-name="T72">(переменная, хранящая ссылку на основной класс)</text:span></text:p>
        </text:list-item>
      </text:list>
      <text:p text:style-name="P39">Методы класса:</text:p>
      <text:list text:style-name="L17">
        <text:list-item>
          <text:p text:style-name="P82"><text:span text:style-name="T84">public WinScreen(DungeonEscape game)</text:span><text:span text:style-name="T10"> – </text:span><text:span text:style-name="T86">конструктор класса. </text:span><text:span text:style-name="T87">В нем инициализируются все переменные.</text:span></text:p>
        </text:list-item>
        <text:list-item>
          <text:p text:style-name="P82"><text:span text:style-name="T84">public void show()</text:span><text:span text:style-name="T10"> – </text:span><text:span text:style-name="T89">перегрузка функции </text:span><text:span text:style-name="T7">show </text:span><text:span text:style-name="T89">класса </text:span><text:span text:style-name="T84">ScreenAdapter. </text:span><text:span text:style-name="T89">В ней подключается </text:span><text:span text:style-name="T7">InputProcessor </text:span><text:span text:style-name="T89">для считывания прикосновений к экрану и производятся действия при их наличии.</text:span></text:p>
        </text:list-item>
        <text:list-item>
          <text:p text:style-name="P82"><text:span text:style-name="T84">public void render(float dt)</text:span><text:span text:style-name="T10"> – </text:span><text:span text:style-name="T90">функция отрисовки картинки победы и кнопки «назад».</text:span></text:p>
        </text:list-item>
        <text:list-item>
          <text:p text:style-name="P82"><text:span text:style-name="T84">public void hide()</text:span><text:span text:style-name="T10"> – </text:span><text:span text:style-name="T89">перегрузка функции </text:span><text:span text:style-name="T91">h</text:span><text:span text:style-name="T8">ide</text:span><text:span text:style-name="T7"> </text:span><text:span text:style-name="T89">класса </text:span><text:span text:style-name="T84">ScreenAdapter. </text:span><text:span text:style-name="T91">При вызове она отключает </text:span><text:span text:style-name="T8">InputProcessor.</text:span></text:p>
        </text:list-item>
      </text:list>
      <text:p text:style-name="P48"/>
      <text:p text:style-name="P16"><text:span text:style-name="T53">14. Класс </text:span><text:span text:style-name="T54">DeathScreen</text:span></text:p>
      <text:p text:style-name="P32"><text:span text:style-name="T53">Э</text:span><text:span text:style-name="T41">тот класс </text:span><text:span text:style-name="T67">отвечает за отображение экрана </text:span><text:span text:style-name="T66">смерти</text:span><text:span text:style-name="T67"> в случае </text:span><text:span text:style-name="T66">смерти</text:span><text:span text:style-name="T67"> игрока. Он расширяет класс </text:span><text:span text:style-name="T65">ScreenAdapter</text:span><text:span text:style-name="T67"> библиотеки libGDX.</text:span></text:p>
      <text:p text:style-name="P40">Поля класса:</text:p>
      <text:list xml:id="list202642534115624" text:continue-list="list3515469292" text:style-name="L16">
        <text:list-item>
          <text:p text:style-name="P86"><text:span text:style-name="T71">DungeonEscape game;</text:span><text:span text:style-name="T72">(переменная, хранящая ссылку на основной класс)</text:span></text:p>
        </text:list-item>
      </text:list>
      <text:p text:style-name="P40">Методы класса:</text:p>
      <text:list text:style-name="L18">
        <text:list-item>
          <text:p text:style-name="P83"><text:span text:style-name="T84">public </text:span><text:span text:style-name="T6">Death</text:span><text:span text:style-name="T84">Screen(DungeonEscape game)</text:span><text:span text:style-name="T10"> – </text:span><text:span text:style-name="T86">конструктор класса. </text:span><text:span text:style-name="T87">В нем инициализируются все переменные.</text:span></text:p>
        </text:list-item>
        <text:list-item>
          <text:p text:style-name="P83"><text:span text:style-name="T84">public void show()</text:span><text:span text:style-name="T10"> – </text:span><text:span text:style-name="T89">перегрузка функции </text:span><text:span text:style-name="T7">show </text:span><text:span text:style-name="T89">класса </text:span><text:span text:style-name="T84">ScreenAdapter. </text:span><text:span text:style-name="T89">В ней подключается </text:span><text:span text:style-name="T7">InputProcessor </text:span><text:span text:style-name="T89">для считывания прикосновений к экрану и производятся действия при их наличии.</text:span></text:p>
        </text:list-item>
        <text:list-item>
          <text:p text:style-name="P83"><text:span text:style-name="T84">public void render(float dt)</text:span><text:span text:style-name="T10"> – </text:span><text:span text:style-name="T90">функция отрисовки картинки победы и кнопки «назад».</text:span></text:p>
        </text:list-item>
        <text:list-item>
          <text:p text:style-name="P83"><text:soft-page-break/><text:span text:style-name="T84">public void hide()</text:span><text:span text:style-name="T10"> – </text:span><text:span text:style-name="T89">перегрузка функции </text:span><text:span text:style-name="T91">h</text:span><text:span text:style-name="T8">ide</text:span><text:span text:style-name="T7"> </text:span><text:span text:style-name="T89">класса </text:span><text:span text:style-name="T84">ScreenAdapter. </text:span><text:span text:style-name="T91">При вызове она отключает </text:span><text:span text:style-name="T8">InputProcessor.</text:span></text:p>
        </text:list-item>
      </text:list>
      <text:p text:style-name="P49"/>
      <text:p text:style-name="P15">Заключение</text:p>
      <text:p text:style-name="P1"/>
      <text:p text:style-name="P1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  <text:p text:style-name="P1">//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1-27T20:26:40.895000000</dc:date>
    <meta:editing-duration>P5DT4H2M42S</meta:editing-duration>
    <meta:editing-cycles>63</meta:editing-cycles>
    <meta:document-statistic meta:table-count="0" meta:image-count="0" meta:object-count="0" meta:page-count="10" meta:paragraph-count="187" meta:word-count="1713" meta:character-count="13152" meta:non-whitespace-character-count="11598"/>
  </office:meta>
</office:document-meta>
</file>